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1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list-style-name="L1"/>
    <style:style style:name="P3" style:family="paragraph" style:parent-style-name="Standard">
      <style:text-properties fo:language="en" fo:country="US"/>
    </style:style>
    <style:style style:name="P4" style:family="paragraph" style:parent-style-name="Standard" style:list-style-name="L1">
      <style:text-properties fo:language="en" fo:country="US"/>
    </style:style>
    <style:style style:name="P5" style:family="paragraph" style:parent-style-name="Heading_20_2">
      <style:text-properties fo:font-size="12pt" fo:language="en" fo:country="US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Times New Roman1" fo:font-size="12pt" style:font-name-asian="Times New Roman1" style:font-size-asian="12pt" style:font-name-complex="Times New Roman1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bookmark-start text:name="_Ref305074502"/><text:bookmark-start text:name="_Ref190940128"/>Advanced run settings (Server)<text:bookmark-end text:name="_Ref305074502"/><text:bookmark-end text:name="_Ref190940128"/></text:h>
      <text:p text:style-name="P1">The default settings for the server can be changed in its startup script: <text:span text:style-name="T2">BW4TServer.bat</text:span> (Windows) or <text:span text:style-name="T2">BW4TServer.sh.command </text:span>(OSX). To do so, go to the &lt;SERVER&gt; directory and open the file with the startup script in a text editor. The following settings can be changed:</text:p>
      <text:list xml:id="list178520621" text:style-name="L1">
        <text:list-item>
          <text:p text:style-name="P4">Serverip: the ip address that the server listens on (default: localhost).</text:p>
        </text:list-item>
        <text:list-item>
          <text:p text:style-name="P4">Serverport: the port that the server listens on (default: 8000).</text:p>
        </text:list-item>
        <text:list-item>
          <text:p text:style-name="P2"><text:span text:style-name="T1">Map: the default map that is loaded initially (default: maps/Random) (</text:span><text:span text:style-name="T3">see section “Loading and creating new maps” below</text:span><text:span text:style-name="T1">).</text:span></text:p>
        </text:list-item>
      </text:list>
      <text:p text:style-name="P1">If you change the serverip and/or serverport, change the client settings correspondingly (see below).</text:p>
      <text:p text:style-name="P1">You need to close and restart the server to use these new values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1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39in" fo:margin-bottom="0in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26T09:31:57</meta:creation-date>
    <dc:date>2013-03-18T15:10:13</dc:date>
    <meta:editing-duration>PT23M54S</meta:editing-duration>
    <meta:editing-cycles>7</meta:editing-cycles>
    <meta:generator>OpenOffice.org/3.3$Unix OpenOffice.org_project/330m20$Build-9567</meta:generator>
    <meta:document-statistic meta:table-count="0" meta:image-count="0" meta:object-count="0" meta:page-count="1" meta:paragraph-count="7" meta:word-count="118" meta:character-count="728"/>
  </office:meta>
</office:document-meta>
</file>